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Arial" style:font-name-asian="Times New Roman" style:font-name-complex="Times New Roman"/>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paragraph-properties fo:margin-top="0.353cm" fo:margin-bottom="0cm" fo:line-height="0.564cm" fo:text-align="justify" style:justify-single-word="false"/>
      <style:text-properties style:font-name="Arial"/>
    </style:style>
    <style:style style:name="P5" style:family="paragraph" style:parent-style-name="Standard">
      <style:paragraph-properties fo:margin-top="0.353cm" fo:margin-bottom="0cm" fo:line-height="0.564cm" fo:text-align="justify" style:justify-single-word="false"/>
      <style:text-properties style:font-name="Arial" style:font-name-asian="Times New Roman" style:font-name-complex="Times New Roman"/>
    </style:style>
    <style:style style:name="P6" style:family="paragraph" style:parent-style-name="Standard">
      <style:paragraph-properties fo:margin-top="0.353cm" fo:margin-bottom="0cm" fo:line-height="0.564cm" fo:text-align="justify" style:justify-single-word="false"/>
      <style:text-properties style:font-name="Arial" fo:font-weight="bold" style:font-weight-asian="bold"/>
    </style:style>
    <style:style style:name="P7" style:family="paragraph" style:parent-style-name="Standard">
      <style:paragraph-properties fo:margin-top="0.353cm" fo:margin-bottom="0cm" fo:line-height="0.564cm" fo:text-align="justify" style:justify-single-word="false"/>
    </style:style>
    <style:style style:name="P8" style:family="paragraph" style:parent-style-name="Standard">
      <style:paragraph-properties fo:margin-top="0.353cm" fo:margin-bottom="0cm" fo:line-height="0.564cm" fo:text-align="justify" style:justify-single-word="false"/>
      <style:text-properties fo:color="#ff0000" style:font-name="Arial" fo:font-size="20pt" style:font-name-asian="Times New Roman" style:font-size-asian="20pt" style:font-name-complex="Times New Roman" style:font-size-complex="20pt"/>
    </style:style>
    <style:style style:name="P9" style:family="paragraph" style:parent-style-name="Standard">
      <style:paragraph-properties fo:margin-top="0.353cm" fo:margin-bottom="0cm" fo:line-height="0.564cm" fo:text-align="justify" style:justify-single-word="false" fo:break-before="page"/>
    </style:style>
    <style:style style:name="P10" style:family="paragraph" style:parent-style-name="Text_20_body">
      <style:paragraph-properties fo:margin-top="0.353cm" fo:margin-bottom="0cm" fo:line-height="0.564cm" fo:text-align="justify" style:justify-single-word="false"/>
      <style:text-properties style:font-name="Arial" style:font-name-complex="Times New Roman"/>
    </style:style>
    <style:style style:name="P11" style:family="paragraph" style:parent-style-name="Text_20_body">
      <style:paragraph-properties fo:margin-top="0.353cm" fo:margin-bottom="0cm" fo:line-height="0.564cm" fo:text-align="justify" style:justify-single-word="false"/>
      <style:text-properties style:font-name="Arial" fo:font-weight="bold" style:font-weight-asian="bold"/>
    </style:style>
    <style:style style:name="P12" style:family="paragraph" style:parent-style-name="Text_20_body">
      <style:paragraph-properties fo:margin-top="0.353cm" fo:margin-bottom="0cm" fo:line-height="0.564cm" fo:text-align="justify" style:justify-single-word="false"/>
      <style:text-properties style:font-name="Arial"/>
    </style:style>
    <style:style style:name="P13" style:family="paragraph" style:parent-style-name="Standard">
      <style:paragraph-properties fo:margin-left="0cm" fo:margin-right="0cm" fo:text-align="justify" style:justify-single-word="false" fo:text-indent="1.249cm" style:auto-text-indent="false" style:text-autospace="none"/>
      <style:text-properties fo:color="#000000" style:font-name="Arial" style:font-name-asian="Times New Roman" style:font-name-complex="Times New Roman"/>
    </style:style>
    <style:style style:name="P14" style:family="paragraph" style:parent-style-name="Standard" style:master-page-name="Standard">
      <style:paragraph-properties fo:text-align="center" style:justify-single-word="false" style:page-number="auto"/>
      <style:text-properties style:font-name="Arial" fo:font-size="50pt" style:font-size-asian="50pt" style:font-size-complex="50pt"/>
    </style:style>
    <style:style style:name="P15" style:family="paragraph" style:parent-style-name="Standard">
      <style:paragraph-properties fo:text-align="center" style:justify-single-word="false" fo:break-before="page"/>
      <style:text-properties style:font-name="Arial" fo:font-size="50pt" style:font-size-asian="50pt" style:font-size-complex="50pt"/>
    </style:style>
    <style:style style:name="P16" style:family="paragraph" style:parent-style-name="Standard">
      <style:paragraph-properties fo:margin-left="0cm" fo:margin-right="0cm" fo:text-align="center" style:justify-single-word="false" fo:text-indent="0cm" style:auto-text-indent="false" fo:break-before="page">
        <style:tab-stops/>
      </style:paragraph-properties>
      <style:text-properties style:font-name="Arial" fo:font-size="50pt" style:font-size-asian="50pt" style:font-size-complex="50pt"/>
    </style:style>
    <style:style style:name="P17" style:family="paragraph" style:parent-style-name="Standard">
      <style:paragraph-properties fo:margin-left="0cm" fo:margin-right="0cm" fo:text-align="justify" style:justify-single-word="false" fo:text-indent="1.249cm" style:auto-text-indent="false" style:text-autospace="none"/>
      <style:text-properties fo:color="#000000" style:font-name="Arial" style:font-name-asian="Times New Roman" style:font-name-complex="Times New Roman"/>
    </style:style>
    <style:style style:name="P18" style:family="paragraph" style:parent-style-name="Heading_20_5">
      <style:paragraph-properties fo:text-align="justify" style:justify-single-word="false"/>
      <style:text-properties style:font-name="Arial" fo:font-weight="normal" style:font-weight-asian="normal"/>
    </style:style>
    <style:style style:name="P19" style:family="paragraph" style:parent-style-name="Heading_20_5">
      <style:paragraph-properties fo:text-align="justify" style:justify-single-word="false"/>
      <style:text-properties style:font-name="Arial" fo:language="zxx" fo:country="none" fo:font-weight="normal" style:font-weight-asian="normal"/>
    </style:style>
    <style:style style:name="P20" style:family="paragraph">
      <style:paragraph-properties fo:text-align="center" style:writing-mode="lr-tb"/>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size="18pt" fo:font-weight="bold" style:font-size-asian="18pt" style:font-weight-asian="bold" style:font-size-complex="18pt"/>
    </style:style>
    <style:style style:name="T4" style:family="text">
      <style:text-properties style:font-name="Arial" fo:font-size="18pt" fo:font-weight="bold" style:font-size-asian="18pt" style:font-weight-asian="bold" style:font-name-complex="Arial" style:font-size-complex="18pt"/>
    </style:style>
    <style:style style:name="T5" style:family="text">
      <style:text-properties style:font-name="Arial" fo:font-size="18pt" style:font-size-asian="18pt" style:font-size-complex="18pt"/>
    </style:style>
    <style:style style:name="T6" style:family="text">
      <style:text-properties style:font-name="Arial" fo:font-size="18pt" style:font-size-asian="18pt" style:font-name-complex="Arial" style:font-size-complex="18pt"/>
    </style:style>
    <style:style style:name="T7" style:family="text">
      <style:text-properties fo:font-weight="normal" style:font-weight-asian="normal" style:font-weight-complex="normal"/>
    </style:style>
    <style:style style:name="T8" style:family="text">
      <style:text-properties fo:font-weight="normal" style:font-weight-asian="normal" style:font-name-complex="Times New Roman" style:font-weight-complex="normal"/>
    </style:style>
    <style:style style:name="T9" style:family="text">
      <style:text-properties fo:font-weight="bold" style:font-weight-asian="bold"/>
    </style:style>
    <style:style style:name="T10" style:family="text">
      <style:text-properties fo:font-weight="bold" style:font-weight-asian="bold" style:font-name-complex="Times New Roman"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style:font-name-complex="Times New Roman"/>
    </style:style>
    <style:style style:name="T14" style:family="text">
      <style:text-properties style:font-name-complex="Tahoma"/>
    </style:style>
    <style:style style:name="T15" style:family="text">
      <style:text-properties fo:font-size="50pt"/>
    </style:style>
    <style:style style:name="T16" style:family="text">
      <style:text-properties style:font-size-asian="50pt"/>
    </style:style>
    <style:style style:name="T17" style:family="text">
      <style:text-properties style:font-size-complex="50pt"/>
    </style: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nclusion</text:p>
      <text:p text:style-name="P13"/>
      <text:p text:style-name="P13">Le projet de réalisation de l’intranet de l’IUT commença le 15 septembre 2011. </text:p>
      <text:p text:style-name="P13"/>
      <text:p text:style-name="P13">L’intranet actuel n’était en réalité pas du goût de tout le monde et posait quelques problèmes. L'idée était de créer une autre version de ce site, notre version, celle qui serait la plus à même pour répondre aux besoins des professeurs et des étudiants. </text:p>
      <text:p text:style-name="P13"/>
      <text:p text:style-name="P13">Notre projet a été une grande réussite pour nous et cet intranet peut évoluer. En effet, la plupart des fonctions complémentaires n’ont pas pu être réalisées. La réalisation de ce projet tuteuré a été une réelle source d’enrichissement personnel pour chaque personne du groupe. </text:p>
      <text:p text:style-name="P1"/>
      <text:p text:style-name="P13">En effet, cela nous a appris dans un premier temps à travailler en équipe, de façon organisée et homogène pour garantir un maximum d’efficience et nous savons que cet entrainement nous sera bénéfique pour nos futurs projets professionnels. </text:p>
      <text:p text:style-name="P13"/>
      <text:p text:style-name="P13">Le travail en équipe que nous avons effectué n’a pas été organisé de façon arbitraire, ainsi nous avons pu exploiter au mieux les talents de chacun (graphisme, programmation, etc...), autant pour la satisfaction personnelle que pour la rapidité et la qualité du travail fourni.</text:p>
      <text:p text:style-name="P13"/>
      <text:p text:style-name="P13">Enfin, d’un point de vue professionnel, l’utilisation de CakePHP et la réalisation d’un cahier des charges fonctionnel complet nous ont été bénéfique.</text:p>
      <text:p text:style-name="P16">Glossaire</text:p>
      <text:p text:style-name="P6"/>
      <text:p text:style-name="P2"><text:span text:style-name="T9">Bootstrap : </text:span><text:span text:style-name="T7">E</text:span><text:span text:style-name="T13">nsemble d’outils conçus pour démarrer le développement d'applications web. Celui de Twitter inclut un base CSS et HTML pour la typographie, les formulaires, boutons, tableaux, grilles, la navigation et plus encore.</text:span></text:p>
      <text:p text:style-name="P2"><text:span text:style-name="T9">CakePHP :</text:span> Framework PHP. Il suit le motif de conception MVC.</text:p>
      <text:p text:style-name="P3">Défaçage :<text:span text:style-name="T7"> Changer l'apparence d'un site de manière détournée.</text:span></text:p>
      <text:p text:style-name="P2"><text:span text:style-name="T10">Framework : </text:span><text:span text:style-name="T13">Un cadre d'applications informatique est un ensemble de bibliothèques permettant le développement rapide d'applications. Ils fournissent suffisamment de briques logicielles pour pouvoir produire une application aboutie. Ces composants sont organisés pour être utilisés en interaction les uns avec les autres. Ils sont en principe spécialisés pour un type d'application.</text:span></text:p>
      <text:p text:style-name="P2"><text:span text:style-name="T10">HTML : </text:span><text:span text:style-name="T13">(HyperText Model Language) Langage de programmation de pages web statique.</text:span></text:p>
      <text:p text:style-name="P2"><text:span text:style-name="T12">Injection SQL :</text:span><text:span text:style-name="T11"> Accéder, modifier ou supprimer des informations de la base de données en insérant des commandes SQL dans les formulaires traités par PHP.</text:span></text:p>
      <text:p text:style-name="P2"><text:span text:style-name="T9">Modèle MVC :</text:span> (Modèle-Vue-Contrôleur) Patron d’architecture et une méthode de conception qui organise l’interface homme-machine (IHM) d’une application logicielle.</text:p>
      <text:p text:style-name="P2"><text:span text:style-name="T10">MySQL : </text:span><text:span text:style-name="T8">S</text:span><text:span text:style-name="T13">ystème de gestion de bases de données relationnelles SQL. (Structured Query Language en anglais)</text:span></text:p>
      <text:p text:style-name="P2"><text:span text:style-name="T9">Système de backup :</text:span> <text:span text:style-name="T14">En cas de crash d'un serveur, l'administrateur du site peut activer une procédure de restauration de sauvegarde du serveur.</text:span></text:p>
      <text:p text:style-name="P2"><text:span text:style-name="T9">Système X-TEK : </text:span>Générateur de portails et de plates-formes à vocation pédagogique ou administrative.</text:p>
      <text:p text:style-name="Standard"><text:span text:style-name="T2">Twitter :</text:span><text:span text:style-name="T1"> Réseau social. <text:tab/></text:span><text:a xlink:type="simple" xlink:href="http://twitter.com/"><text:span text:style-name="Internet_20_link"><text:span text:style-name="T1">http://twitter.com/</text:span></text:span></text:a></text:p>
      <text:p text:style-name="P15">Bibliographie</text:p>
      <text:p text:style-name="P8"/>
      <text:p text:style-name="P8"/>
      <text:p text:style-name="P8"/>
      <text:p text:style-name="P5">Site de tutoriels pour CakePHP :</text:p>
      <text:p text:style-name="P7"><text:a xlink:type="simple" xlink:href="http://www.grafikart.fr/tutoriels"><text:span text:style-name="Internet_20_link">www.grafikart.fr/tutoriels</text:span></text:a></text:p>
      <text:p text:style-name="P7"/>
      <text:p text:style-name="P7"/>
      <text:p text:style-name="P5">Documentation CakePHP :</text:p>
      <text:p text:style-name="P7"><text:a xlink:type="simple" xlink:href="http://cakephp.org/"><text:span text:style-name="Internet_20_link">http://book.cakephp.org/</text:span></text:a></text:p>
      <text:p text:style-name="P9"><text:span text:style-name="T3">Résumé</text:span><text:span text:style-name="T5"> : </text:span></text:p>
      <text:p text:style-name="P12"><text:s/>Texte d’une douzaine de lignes</text:p>
      <text:p text:style-name="P4"/>
      <text:p text:style-name="P7"><text:span text:style-name="T4">Mots clés </text:span><text:span text:style-name="T6">: </text:span></text:p>
      <text:p text:style-name="P10">Site web, Intranet, Informations, IUT, Développement, PHP,</text:p>
      <text:p text:style-name="P4"/>
      <text:p text:style-name="P4"/>
      <text:h text:style-name="P18" text:outline-level="5"/>
      <text:h text:style-name="P19" text:outline-level="5"><draw:line text:anchor-type="char" draw:z-index="0" draw:style-name="gr1" draw:text-style-name="P20" svg:x1="0.166cm" svg:y1="0.318cm" svg:x2="15.194cm" svg:y2="0.318cm"><text:p/></draw:line></text:h>
      <text:p text:style-name="P11"/>
      <text:p text:style-name="P7"><text:span text:style-name="T3">Abstract</text:span><text:span text:style-name="T5"> : </text:span></text:p>
      <text:p text:style-name="P12"><text:s/>Texte en anglais d’une douzaine de lignes</text:p>
      <text:p text:style-name="P4"/>
      <text:p text:style-name="P7"><text:span text:style-name="T3">Keywords</text:span><text:span text:style-name="T5"> : </text:span></text:p>
      <text:p text:style-name="P10">2 lignes maximu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line-height="0.564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Monotype Corsiva" fo:font-size="12pt" fo:language="fr" fo:country="FR" style:font-name-asian="Arial" style:font-size-asian="12pt" style:language-asian="zxx" style:country-asian="none" style:font-name-complex="Monotype Corsiva" style:font-size-complex="12pt" style:language-complex="ar" style:country-complex="SA"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4:13</meta:creation-date>
    <dc:date>2012-02-02T16:30:56</dc:date>
    <dc:creator>Florian </dc:creator>
    <meta:editing-duration>PT37M35S</meta:editing-duration>
    <meta:editing-cycles>28</meta:editing-cycles>
    <meta:generator>OpenOffice.org/3.3$Unix OpenOffice.org_project/330m20$Build-9567</meta:generator>
    <meta:document-statistic meta:table-count="0" meta:image-count="0" meta:object-count="0" meta:page-count="4" meta:paragraph-count="32" meta:word-count="468" meta:character-count="3126"/>
  </office:meta>
</office:document-meta>
</file>